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ISO/IEC 27001</text:span> – Системы управления информационной безопасностью</text:h>
      <text:list text:style-name="L1">
        <text:list-item>
          <text:p text:style-name="P1"><text:span text:style-name="Strong_20_Emphasis">Описание</text:span>: Международный стандарт, определяющий требования к системе управления информационной безопасностью (ISMS). Он помогает организациям защищать конфиденциальность, целостность и доступность информации.</text:p>
        </text:list-item>
        <text:list-item>
          <text:p text:style-name="P1"><text:span text:style-name="Strong_20_Emphasis">Применение</text:span>: Применяется для разработки, внедрения и поддержки систем безопасности информации в организациях всех размеров.</text:p>
        </text:list-item>
        <text:list-item>
          <text:p text:style-name="P2"><text:span text:style-name="Strong_20_Emphasis">Значение</text:span>: Обеспечивает гарантии по защите информации и снижению рисков утечек данных.</text:p>
        </text:list-item>
      </text:list>
      <text:h text:style-name="Heading_20_3" text:outline-level="3">2. <text:span text:style-name="Strong_20_Emphasis">ISO/IEC 20000</text:span> – Управление IT-услугами</text:h>
      <text:list text:style-name="L2">
        <text:list-item>
          <text:p text:style-name="P3"><text:span text:style-name="Strong_20_Emphasis">Описание</text:span>: Этот стандарт описывает лучшие практики для управления IT-услугами и обеспечивает целостность процессов в области информационных технологий, от предоставления услуг до их управления.</text:p>
        </text:list-item>
        <text:list-item>
          <text:p text:style-name="P3"><text:span text:style-name="Strong_20_Emphasis">Применение</text:span>: Организации, предоставляющие IT-услуги, используют его для улучшения качества и надежности обслуживания клиентов.</text:p>
        </text:list-item>
        <text:list-item>
          <text:p text:style-name="P4"><text:span text:style-name="Strong_20_Emphasis">Значение</text:span>: Применение этого стандарта помогает организациям повысить эффективность и сократить расходы на поддержку IT-услуг.</text:p>
        </text:list-item>
      </text:list>
      <text:h text:style-name="Heading_20_3" text:outline-level="3">3. <text:span text:style-name="Strong_20_Emphasis">IEEE 802</text:span> – Сетевые стандарты</text:h>
      <text:list text:style-name="L3">
        <text:list-item>
          <text:p text:style-name="P5"><text:span text:style-name="Strong_20_Emphasis">Описание</text:span>: Серия стандартов, охватывающая различные аспекты локальных и широкополосных компьютерных сетей (например, Ethernet, Wi-Fi).</text:p>
        </text:list-item>
        <text:list-item>
          <text:p text:style-name="P5"><text:span text:style-name="Strong_20_Emphasis">Применение</text:span>: Используется для стандартизации протоколов и технологий, обеспечивающих функционирование сетевых инфраструктур.</text:p>
        </text:list-item>
        <text:list-item>
          <text:p text:style-name="P6"><text:span text:style-name="Strong_20_Emphasis">Значение</text:span>: Обеспечивает совместимость и интеграцию различных устройств и технологий в глобальных и локальных сетях.</text:p>
        </text:list-item>
      </text:list>
      <text:h text:style-name="Heading_20_3" text:outline-level="3">4. <text:span text:style-name="Strong_20_Emphasis">HTTP/1.1, HTTP/2, HTTP/3</text:span> – Протоколы передачи гипертекста</text:h>
      <text:list text:style-name="L4">
        <text:list-item>
          <text:p text:style-name="P7"><text:span text:style-name="Strong_20_Emphasis">Описание</text:span>: Это протоколы, которые лежат в основе обмена данными между клиентами (например, браузерами) и серверами в Интернете.</text:p>
        </text:list-item>
        <text:list-item>
          <text:p text:style-name="P7"><text:span text:style-name="Strong_20_Emphasis">Применение</text:span>: Используются для обработки и доставки веб-страниц, а также других интернет-ресурсов.</text:p>
        </text:list-item>
        <text:list-item>
          <text:p text:style-name="P8"><text:span text:style-name="Strong_20_Emphasis">Значение</text:span>: Повышают скорость передачи данных и качество взаимодействия пользователя с веб-сайтами.</text:p>
        </text:list-item>
      </text:list>
      <text:h text:style-name="Heading_20_3" text:outline-level="3">5. <text:span text:style-name="Strong_20_Emphasis">TCP/IP (Transmission Control Protocol/Internet Protocol)</text:span> – Протоколы интернета</text:h>
      <text:list text:style-name="L5">
        <text:list-item>
          <text:p text:style-name="P9"><text:span text:style-name="Strong_20_Emphasis">Описание</text:span>: Набор стандартов и протоколов, которые обеспечивают передачу данных по сети, включая как маршрутизацию, так и обработку данных между узлами.</text:p>
        </text:list-item>
        <text:list-item>
          <text:p text:style-name="P9"><text:span text:style-name="Strong_20_Emphasis">Применение</text:span>: Являются основой всех современных сетей, включая Интернет, и всех приложений, взаимодействующих через сети.</text:p>
        </text:list-item>
        <text:list-item>
          <text:p text:style-name="P10"><text:span text:style-name="Strong_20_Emphasis">Значение</text:span>: Без TCP/IP не было бы возможно существование современных сетей и интернета.</text:p>
        </text:list-item>
      </text:list>
      <text:h text:style-name="Heading_20_3" text:outline-level="3"><text:soft-page-break/>6. <text:span text:style-name="Strong_20_Emphasis">W3C (World Wide Web Consortium)</text:span> – Стандарты веба</text:h>
      <text:list text:style-name="L6">
        <text:list-item>
          <text:p text:style-name="P11"><text:span text:style-name="Strong_20_Emphasis">Описание</text:span>: Организация, занимающаяся разработкой и принятием стандартов для веб-технологий, таких как HTML, CSS, XML, а также спецификаций для доступности и мобильных приложений.</text:p>
        </text:list-item>
        <text:list-item>
          <text:p text:style-name="P11"><text:span text:style-name="Strong_20_Emphasis">Применение</text:span>: Применяется для стандартизации и улучшения функциональности веб-приложений и сервисов.</text:p>
        </text:list-item>
        <text:list-item>
          <text:p text:style-name="P12"><text:span text:style-name="Strong_20_Emphasis">Значение</text:span>: Обеспечивает совместимость веб-технологий и улучшение пользовательского опыта.</text:p>
        </text:list-item>
      </text:list>
      <text:h text:style-name="Heading_20_3" text:outline-level="3">7. <text:span text:style-name="Strong_20_Emphasis">GDPR (General Data Protection Regulation)</text:span> – Общий регламент защиты данных</text:h>
      <text:list text:style-name="L7">
        <text:list-item>
          <text:p text:style-name="P13"><text:span text:style-name="Strong_20_Emphasis">Описание</text:span>: Регламент Европейского Союза, регулирующий обработку личных данных граждан ЕС. Он определяет требования к сбору, хранению и обработке персональных данных.</text:p>
        </text:list-item>
        <text:list-item>
          <text:p text:style-name="P13"><text:span text:style-name="Strong_20_Emphasis">Применение</text:span>: Компании, работающие с личными данными жителей ЕС, обязаны соблюдать этот регламент.</text:p>
        </text:list-item>
        <text:list-item>
          <text:p text:style-name="P14"><text:span text:style-name="Strong_20_Emphasis">Значение</text:span>: Обеспечивает высокий уровень конфиденциальности и прав граждан на защиту своих данных в цифровую эпоху.</text:p>
        </text:list-item>
      </text:list>
      <text:h text:style-name="Heading_20_3" text:outline-level="3">8. <text:span text:style-name="Strong_20_Emphasis">REST (Representational State Transfer)</text:span> – Архитектурный стиль для веб-сервисов</text:h>
      <text:list text:style-name="L8">
        <text:list-item>
          <text:p text:style-name="P15"><text:span text:style-name="Strong_20_Emphasis">Описание</text:span>: Совокупность принципов для разработки веб-сервисов, которые используют стандартные HTTP методы (GET, POST, PUT, DELETE) для выполнения операций с ресурсами.</text:p>
        </text:list-item>
        <text:list-item>
          <text:p text:style-name="P15"><text:span text:style-name="Strong_20_Emphasis">Применение</text:span>: Используется в API и веб-сервисах для создания масштабируемых и легко обслуживаемых сервисов.</text:p>
        </text:list-item>
        <text:list-item>
          <text:p text:style-name="P16"><text:span text:style-name="Strong_20_Emphasis">Значение</text:span>: REST позволяет легко интегрировать системы и расширять функциональность веб-приложений.</text:p>
        </text:list-item>
      </text:list>
      <text:h text:style-name="Heading_20_3" text:outline-level="3">9. <text:span text:style-name="Strong_20_Emphasis">ISO/IEC 12207</text:span> – Процесс разработки программного обеспечения</text:h>
      <text:list text:style-name="L9">
        <text:list-item>
          <text:p text:style-name="P17"><text:span text:style-name="Strong_20_Emphasis">Описание</text:span>: Стандарт, который определяет жизненный цикл программного обеспечения, включая его проектирование, разработку, тестирование и поддержку.</text:p>
        </text:list-item>
        <text:list-item>
          <text:p text:style-name="P17"><text:span text:style-name="Strong_20_Emphasis">Применение</text:span>: Применяется к процессам разработки программного обеспечения в крупных проектах для гарантии качества и эффективности.</text:p>
        </text:list-item>
        <text:list-item>
          <text:p text:style-name="P18"><text:span text:style-name="Strong_20_Emphasis">Значение</text:span>: Обеспечивает структурированный подход к созданию программных продуктов, снижая риски ошибок и увеличивая качество.</text:p>
        </text:list-item>
      </text:list>
      <text:h text:style-name="Heading_20_3" text:outline-level="3">10. <text:span text:style-name="Strong_20_Emphasis">PCI-DSS (Payment Card Industry Data Security Standard)</text:span> – Стандарт безопасности данных для платежных карт</text:h>
      <text:list text:style-name="L10">
        <text:list-item>
          <text:p text:style-name="P19"><text:span text:style-name="Strong_20_Emphasis">Описание</text:span>: Стандарт, разработанный для обеспечения безопасности данных, связанных с платежными картами, и защиты информации клиентов.</text:p>
        </text:list-item>
        <text:list-item>
          <text:p text:style-name="P19"><text:span text:style-name="Strong_20_Emphasis">Применение</text:span>: Обязателен для организаций, которые обрабатывают, хранят или передают данные карт.</text:p>
        </text:list-item>
        <text:list-item>
          <text:p text:style-name="P20"><text:soft-page-break/><text:span text:style-name="Strong_20_Emphasis">Значение</text:span>: Гарантирует защиту данных клиентов и предотвращение мошенничества с платежными картами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21:01:38.601000000</meta:creation-date>
    <dc:date>2025-02-17T21:01:47.998000000</dc:date>
    <meta:editing-duration>PT9S</meta:editing-duration>
    <meta:editing-cycles>1</meta:editing-cycles>
    <meta:document-statistic meta:table-count="0" meta:image-count="0" meta:object-count="0" meta:page-count="3" meta:paragraph-count="40" meta:word-count="540" meta:character-count="4409" meta:non-whitespace-character-count="3929"/>
    <meta:generator>LibreOffice/24.8.0.3$Windows_X86_64 LibreOffice_project/0bdf1299c94fe897b119f97f3c613e9dca6be583</meta:generator>
  </office:meta>
</office:document-meta>
</file>